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ассемблерная программа RISC-V</text:p>
      <text:p text:style-name="PreformattedText"/>
      <text:p text:style-name="PreformattedText">Давайте разберем программу по шагам:</text:p>
      <text:p text:style-name="PreformattedText"/>
      <text:p text:style-name="PreformattedText">1. Метка `_start`: Программа начинается с загрузки адреса `_x` в регистр `x1`.</text:p>
      <text:p text:style-name="PreformattedText"/>
      <text:p text:style-name="PreformattedText">2. `addi x20, x1, elem_sz*len`: Вычисляет адрес последнего элемента массива (`_x`) и сохраняет его в `x20`.</text:p>
      <text:p text:style-name="PreformattedText"/>
      <text:p text:style-name="PreformattedText">3. `lw x31, 0(x1)`: Загружает первый элемент массива (`_x`) в `x31`.</text:p>
      <text:p text:style-name="PreformattedText"/>
      <text:p text:style-name="PreformattedText">4. Цикл `lp`: Программа проходит по массиву, обрабатывая элементы `enroll` за раз.</text:p>
      <text:p text:style-name="PreformattedText"/>
      <text:p text:style-name="PreformattedText">5. `lw x2, 0(x1)`: Загружает текущий элемент (`x2`) в регистр `x2`.</text:p>
      <text:p text:style-name="PreformattedText"/>
      <text:p text:style-name="PreformattedText">6. `lw x3, 4(x1)`: Загружает следующий элемент (`x3`) в регистр `x3`.</text:p>
      <text:p text:style-name="PreformattedText"/>
      <text:p text:style-name="PreformattedText">7. `bltu x2, x31, lt1`: сравнить `x2` с последним элементом массива (`x31`). Если `x2` меньше или равно `x31`, перейти к `lt1`.</text:p>
      <text:p text:style-name="PreformattedText"/>
      <text:p text:style-name="PreformattedText">8. `add x31, x0, x2`: если `x2` меньше или равно `x31`, обновить `x31`, чтобы он был максимальным из `x0` (который равен нулю) и `x2`.</text:p>
      <text:p text:style-name="PreformattedText"/>
      <text:p text:style-name="PreformattedText">9. Повторить шаги 5-8 для каждого элемента в цикле.</text:p>
      <text:p text:style-name="PreformattedText">10. Цикл `lp2`: это бесконечный цикл, который никогда не завершится.</text:p>
      <text:p text:style-name="PreformattedText"/>
      <text:p text:style-name="PreformattedText">Теперь давайте проанализируем, что происходит с `x31` во время каждой итерации:</text:p>
      <text:p text:style-name="PreformattedText"/>
      <text:p text:style-name="PreformattedText">* Изначально `x31` устанавливается на первый элемент массива (`_x[0]`).</text:p>
      <text:p text:style-name="PreformattedText"/>
      <text:p text:style-name="PreformattedText">* В каждой итерации, если элемент меньше или равен текущему значению `x31`, он обновляет `x31`, чтобы он был максимальным из его текущего значения и нового элемента.</text:p>
      <text:p text:style-name="PreformattedText"/>
      <text:p text:style-name="PreformattedText">Программа будет итерировать по всему массиву, обрабатывая каждый элемент и обновляя `x31` соответствующим образом. Поскольку все элементы различны, конечное значение `x31` будет максимальным значением в массиве.</text:p>
      <text:p text:style-name="PreformattedText"/>
      <text:p text:style-name="P2">В этом случае максимальное значение в массиве равно 9 (последний элемент), поэтому конечное значение `x31` должно быть равно 9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lesya Talysheva</dc:creator>
    <meta:creation-date>2024-09-23T10:18:00Z</meta:creation-date>
    <dc:date>2025-01-23T19:55:00Z</dc:date>
    <meta:template xlink:href="Normal.dotm" xlink:type="simple"/>
    <meta:editing-cycles>2</meta:editing-cycles>
    <meta:editing-duration>PT120S</meta:editing-duration>
    <meta:document-statistic meta:page-count="1" meta:paragraph-count="3" meta:word-count="239" meta:character-count="1599" meta:row-count="11" meta:non-whitespace-character-count="1363"/>
  </office:meta>
</office:document-meta>
</file>